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0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5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operaciones modulo usuarios: adicionar, remover (administrador)</text:p>
        </text:list-item>
        <text:list-item>
          <text:p text:style-name="P10">Implementar operaciones modulo gestionar proyectos: adicionar, remover (administrador)</text:p>
        </text:list-item>
        <text:list-item>
          <text:p text:style-name="P10">Implementar operaciones modulo copia de seguridad de proyectos: adicionar, remover (administrador)</text:p>
        </text:list-item>
        <text:list-item>
          <text:p text:style-name="P10">Implementar operaciones modulo blacklists: adicionar, remover (administrador)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operaciones modulo usuarios: adicionar, remover</text:p>
          </table:table-cell>
          <table:table-cell table:style-name="Table3.A2" office:value-type="string">
            <text:p text:style-name="P12">Paquetes y envió y manejo de paquetes de adicionar y remover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operaciones modulo gestionar proyectos: adicionar, remover</text:p>
          </table:table-cell>
          <table:table-cell table:style-name="Table3.A2" office:value-type="string">
            <text:p text:style-name="P12">Paquetes y envió y manejo de paquetes de adicionar y remover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operaciones modulo copia de seguridad de proyectos: adicionar, remover</text:p>
          </table:table-cell>
          <table:table-cell table:style-name="Table3.A2" office:value-type="string">
            <text:p text:style-name="P12">Paquetes y envió y manejo de paquetes de adicionar y remover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operaciones modulo blacklists: adicionar, remover</text:p>
          </table:table-cell>
          <table:table-cell table:style-name="Table3.A2" office:value-type="string">
            <text:p text:style-name="P12">Paquetes y envió y manejo de paquetes de adicionar y remover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5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5T19:37:23</meta:creation-date>
    <dc:creator>David Cuadrado</dc:creator>
    <dc:date>2007-02-21T20:43:46</dc:date>
    <dc:language>es-CO</dc:language>
    <meta:editing-cycles>27</meta:editing-cycles>
    <meta:editing-duration>PT1H53M16S</meta:editing-duration>
    <meta:template xlink:type="simple" xlink:actuate="onRequest" xlink:role="template" xlink:href="../../../../../.ooo-2.0/user/template/ktoon_plan_de_iteracion.ott" xlink:title="ktoon doc" meta:date="2007-02-05T19:37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9" meta:word-count="162" meta:character-count="1223"/>
  </office:meta>
</office:document-meta>
</file>